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498cm"/>
    </style:style>
    <style:style style:name="Tabela3.B" style:family="table-column">
      <style:table-column-properties style:column-width="12.51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Open Sans" fo:font-size="9pt" officeooo:rsid="0025cb61" officeooo:paragraph-rsid="0025cb61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style:font-name="Open Sans" fo:font-size="9pt" officeooo:rsid="00172c50" officeooo:paragraph-rsid="0025cb61" style:font-size-asian="9pt" style:font-size-complex="9pt"/>
    </style:style>
    <style:style style:name="P4" style:family="paragraph" style:parent-style-name="Footer">
      <style:text-properties fo:font-size="9pt" officeooo:rsid="0020bb11" officeooo:paragraph-rsid="001f5890" style:font-size-asian="9pt" style:font-size-complex="9pt"/>
    </style:style>
    <style:style style:name="P5" style:family="paragraph" style:parent-style-name="Footer">
      <style:text-properties officeooo:rsid="00172c50" officeooo:paragraph-rsid="00172c50"/>
    </style:style>
    <style:style style:name="P6" style:family="paragraph" style:parent-style-name="Standard">
      <style:text-properties style:font-name="Open Sans" fo:font-size="8pt" officeooo:rsid="00172c50" officeooo:paragraph-rsid="001f5890" style:font-size-asian="8pt" style:font-size-complex="8pt"/>
    </style:style>
    <style:style style:name="P7" style:family="paragraph" style:parent-style-name="Standard">
      <style:text-properties style:font-name="Open Sans" officeooo:rsid="001f5890"/>
    </style:style>
    <style:style style:name="P8" style:family="paragraph" style:parent-style-name="Standard">
      <style:text-properties style:font-name="Open Sans" officeooo:rsid="001f5890" officeooo:paragraph-rsid="001f5890"/>
    </style:style>
    <style:style style:name="P9" style:family="paragraph" style:parent-style-name="Standard">
      <style:text-properties style:font-name="Open Sans" fo:font-weight="bold" officeooo:rsid="001f5890" officeooo:paragraph-rsid="001f5890" style:font-weight-asian="bold" style:font-weight-complex="bold"/>
    </style:style>
    <style:style style:name="P10" style:family="paragraph" style:parent-style-name="Standard">
      <style:text-properties style:font-name="Open Sans" fo:font-weight="normal" officeooo:rsid="001f5890" officeooo:paragraph-rsid="001f5890" style:font-weight-asian="normal" style:font-weight-complex="normal"/>
    </style:style>
    <style:style style:name="P11" style:family="paragraph" style:parent-style-name="Standard">
      <style:text-properties style:font-name="Open Sans" fo:font-weight="normal" officeooo:rsid="002271ae" officeooo:paragraph-rsid="002271ae" style:font-weight-asian="normal" style:font-weight-complex="normal"/>
    </style:style>
    <style:style style:name="P12" style:family="paragraph" style:parent-style-name="Standard">
      <style:text-properties style:font-name="Open Sans" officeooo:rsid="0017a2cd" officeooo:paragraph-rsid="0017a2cd"/>
    </style:style>
    <style:style style:name="P13" style:family="paragraph" style:parent-style-name="Standard">
      <style:text-properties style:font-name="Open Sans" officeooo:rsid="0017a2cd" officeooo:paragraph-rsid="002734c7"/>
    </style:style>
    <style:style style:name="P14" style:family="paragraph" style:parent-style-name="Standard">
      <style:text-properties style:font-name="Open Sans" officeooo:rsid="0017a2cd" officeooo:paragraph-rsid="001d3c9f"/>
    </style:style>
    <style:style style:name="P15" style:family="paragraph" style:parent-style-name="Standard">
      <style:text-properties style:font-name="Open Sans" officeooo:rsid="0059f8ac" officeooo:paragraph-rsid="0059f8ac"/>
    </style:style>
    <style:style style:name="P16" style:family="paragraph" style:parent-style-name="Standard">
      <style:paragraph-properties fo:text-align="center" style:justify-single-word="false"/>
      <style:text-properties style:font-name="Open Sans" fo:font-size="12pt" officeooo:rsid="0059f8ac" officeooo:paragraph-rsid="003f7bce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Open Sans" officeooo:rsid="00172c50" officeooo:paragraph-rsid="00172c50"/>
    </style:style>
    <style:style style:name="P18" style:family="paragraph" style:parent-style-name="Standard">
      <style:paragraph-properties fo:text-align="center" style:justify-single-word="false"/>
      <style:text-properties style:font-name="Open Sans" officeooo:rsid="00172c50" officeooo:paragraph-rsid="008acf5b"/>
    </style:style>
    <style:style style:name="P19" style:family="paragraph" style:parent-style-name="Standard">
      <style:text-properties style:font-name="Open Sans" officeooo:rsid="00172c50" officeooo:paragraph-rsid="00172c50"/>
    </style:style>
    <style:style style:name="P20" style:family="paragraph" style:parent-style-name="Standard">
      <style:paragraph-properties fo:text-align="center" style:justify-single-word="false"/>
      <style:text-properties style:font-name="Open Sans" fo:font-size="14pt" officeooo:rsid="00172c50" officeooo:paragraph-rsid="00172c50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Open Sans" fo:font-size="14pt" officeooo:rsid="008399b3" officeooo:paragraph-rsid="0059f8ac" style:font-size-asian="14pt" style:font-size-complex="14pt"/>
    </style:style>
    <style:style style:name="P22" style:family="paragraph" style:parent-style-name="Standard">
      <style:text-properties style:font-name="Open Sans" fo:font-size="11pt" officeooo:rsid="001912f9" officeooo:paragraph-rsid="001912f9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Open Sans" officeooo:rsid="008acf5b" officeooo:paragraph-rsid="008acf5b"/>
    </style:style>
    <style:style style:name="P24" style:family="paragraph" style:parent-style-name="Standard">
      <style:text-properties officeooo:rsid="00172c50" officeooo:paragraph-rsid="00172c50"/>
    </style:style>
    <style:style style:name="P25" style:family="paragraph" style:parent-style-name="Standard">
      <style:text-properties fo:color="#000000" style:font-name="Open Sans" fo:font-size="11pt" style:font-size-asian="11pt" style:font-size-complex="11pt"/>
    </style:style>
    <style:style style:name="P26" style:family="paragraph" style:parent-style-name="Standard">
      <style:text-properties fo:color="#000000" style:font-name="Open Sans" fo:font-size="11pt" officeooo:rsid="008399b3" officeooo:paragraph-rsid="008399b3" style:font-size-asian="11pt" style:font-size-complex="11pt"/>
    </style:style>
    <style:style style:name="P27" style:family="paragraph" style:parent-style-name="Standard">
      <style:text-properties fo:color="#000000" style:font-name="Open Sans" fo:font-size="11pt" officeooo:rsid="008399b3" officeooo:paragraph-rsid="00627dc9" style:font-size-asian="11pt" style:font-size-complex="11pt"/>
    </style:style>
    <style:style style:name="P28" style:family="paragraph" style:parent-style-name="Standard">
      <style:text-properties fo:color="#000000" style:font-name="Open Sans" fo:font-size="11pt" officeooo:rsid="00605891" officeooo:paragraph-rsid="00605891" style:font-size-asian="11pt" style:font-size-complex="11pt"/>
    </style:style>
    <style:style style:name="P29" style:family="paragraph" style:parent-style-name="Standard">
      <style:text-properties fo:color="#000000" style:font-name="Open Sans" fo:font-size="11pt" officeooo:rsid="00605891" officeooo:paragraph-rsid="00729f5a" style:font-size-asian="11pt" style:font-size-complex="11pt"/>
    </style:style>
    <style:style style:name="P30" style:family="paragraph" style:parent-style-name="Standard">
      <style:text-properties fo:color="#000000" style:font-name="Open Sans" fo:font-size="11pt" officeooo:rsid="00639706" officeooo:paragraph-rsid="00729f5a" style:font-size-asian="11pt" style:font-size-complex="11pt"/>
    </style:style>
    <style:style style:name="P31" style:family="paragraph" style:parent-style-name="Standard">
      <style:text-properties fo:color="#000000" style:font-name="Open Sans" fo:font-size="11pt" officeooo:rsid="005effe8" officeooo:paragraph-rsid="005effe8" style:font-size-asian="11pt" style:font-size-complex="11pt"/>
    </style:style>
    <style:style style:name="P32" style:family="paragraph" style:parent-style-name="Standard">
      <style:text-properties fo:color="#000000" style:font-name="Open Sans" fo:font-size="11pt" officeooo:rsid="008acf5b" officeooo:paragraph-rsid="008acf5b" style:font-size-asian="11pt" style:font-size-complex="11pt"/>
    </style:style>
    <style:style style:name="P33" style:family="paragraph" style:parent-style-name="Standard">
      <style:text-properties fo:color="#000000" style:font-name="Open Sans" fo:font-size="11pt" officeooo:rsid="008e8be5" officeooo:paragraph-rsid="008e8be5" style:font-size-asian="11pt" style:font-size-complex="11pt"/>
    </style:style>
    <style:style style:name="P34" style:family="paragraph" style:parent-style-name="Standard">
      <style:text-properties fo:color="#000000" style:font-name="Open Sans" fo:font-size="11pt" fo:font-weight="normal" officeooo:rsid="008472d6" officeooo:paragraph-rsid="008472d6" style:font-size-asian="11pt" style:font-weight-asian="normal" style:font-size-complex="11pt" style:font-weight-complex="normal"/>
    </style:style>
    <style:style style:name="P35" style:family="paragraph" style:parent-style-name="Standard">
      <style:text-properties fo:color="#000000" style:font-name="Open Sans" fo:font-size="11pt" fo:font-weight="normal" officeooo:rsid="00605891" style:font-size-asian="11pt" style:font-weight-asian="normal" style:font-size-complex="11pt" style:font-weight-complex="normal"/>
    </style:style>
    <style:style style:name="P36" style:family="paragraph" style:parent-style-name="Standard">
      <style:text-properties fo:color="#000000" style:font-name="Open Sans" fo:font-size="11pt" fo:font-weight="bold" officeooo:rsid="00605891" style:font-size-asian="11pt" style:font-weight-asian="bold" style:font-size-complex="11pt" style:font-weight-complex="bold"/>
    </style:style>
    <style:style style:name="P37" style:family="paragraph" style:parent-style-name="Standard">
      <style:text-properties fo:color="#000000" style:font-name="Open Sans" fo:font-size="11pt" fo:font-weight="bold" officeooo:rsid="00605891" officeooo:paragraph-rsid="00605891" style:font-size-asian="11pt" style:font-weight-asian="bold" style:font-size-complex="11pt" style:font-weight-complex="bold"/>
    </style:style>
    <style:style style:name="P38" style:family="paragraph" style:parent-style-name="Standard">
      <style:text-properties fo:color="#000000" style:font-name="Open Sans" fo:font-size="11pt" fo:font-weight="bold" officeooo:rsid="00627dc9" officeooo:paragraph-rsid="005effe8" style:font-size-asian="11pt" style:font-weight-asian="bold" style:font-size-complex="11pt" style:font-weight-complex="bold"/>
    </style:style>
    <style:style style:name="P39" style:family="paragraph" style:parent-style-name="Standard">
      <style:text-properties fo:color="#000000" style:font-name="Open Sans" fo:font-size="11pt" fo:font-weight="bold" officeooo:rsid="008472d6" officeooo:paragraph-rsid="008472d6" style:font-size-asian="11pt" style:font-weight-asian="bold" style:font-size-complex="11pt" style:font-weight-complex="bold"/>
    </style:style>
    <style:style style:name="P40" style:family="paragraph" style:parent-style-name="Text_20_body">
      <style:text-properties style:font-name="Open Sans" fo:font-weight="normal" officeooo:rsid="00807743" officeooo:paragraph-rsid="00807743" style:font-weight-asian="normal" style:font-weight-complex="normal"/>
    </style:style>
    <style:style style:name="P41" style:family="paragraph" style:parent-style-name="Text_20_body">
      <style:text-properties style:font-name="Open Sans" fo:font-weight="normal" officeooo:rsid="008b565c" officeooo:paragraph-rsid="008b565c" style:font-weight-asian="normal" style:font-weight-complex="normal"/>
    </style:style>
    <style:style style:name="P42" style:family="paragraph" style:parent-style-name="Text_20_body">
      <style:text-properties style:font-name="Open Sans" fo:font-weight="bold" officeooo:rsid="0095af55" officeooo:paragraph-rsid="0095af55" style:font-weight-asian="bold" style:font-weight-complex="bold"/>
    </style:style>
    <style:style style:name="P43" style:family="paragraph" style:parent-style-name="Text_20_body">
      <style:text-properties fo:color="#000000" style:font-name="Open Sans" fo:font-size="11pt" fo:font-weight="bold" officeooo:rsid="008472d6" officeooo:paragraph-rsid="008472d6" style:font-size-asian="11pt" style:font-weight-asian="bold" style:font-size-complex="11pt" style:font-weight-complex="bold"/>
    </style:style>
    <style:style style:name="P44" style:family="paragraph" style:parent-style-name="Text_20_body">
      <style:text-properties fo:color="#000000" style:font-name="Open Sans" fo:font-size="11pt" officeooo:rsid="008e8be5" officeooo:paragraph-rsid="0092643c" style:font-size-asian="11pt" style:font-size-complex="11pt"/>
    </style:style>
    <style:style style:name="P45" style:family="paragraph" style:parent-style-name="Text_20_body">
      <style:text-properties fo:color="#000000" style:font-name="Open Sans" fo:font-size="11pt" officeooo:rsid="008ca083" officeooo:paragraph-rsid="0092643c" style:font-size-asian="10.5pt" style:font-size-complex="12pt"/>
    </style:style>
    <style:style style:name="P46" style:family="paragraph" style:parent-style-name="Text_20_body">
      <style:text-properties fo:font-size="11pt" officeooo:rsid="008e8be5" officeooo:paragraph-rsid="0092643c" style:font-size-asian="11pt" style:font-size-complex="11pt"/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Standard">
      <style:text-properties style:font-name="Open Sans" officeooo:rsid="0059f8ac" officeooo:paragraph-rsid="0059f8ac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style:font-name="Open Sans" fo:font-size="12pt" officeooo:rsid="00172c50" officeooo:paragraph-rsid="00172c50" style:font-size-asian="12pt" style:font-size-complex="12pt"/>
    </style:style>
    <style:style style:name="P51" style:family="paragraph" style:parent-style-name="Heading_20_1">
      <style:text-properties style:font-name="Open Sans" fo:font-weight="bold" officeooo:rsid="00807743" officeooo:paragraph-rsid="00807743" style:font-weight-asian="bold" style:font-weight-complex="bold"/>
    </style:style>
    <style:style style:name="P52" style:family="paragraph" style:parent-style-name="Heading_20_1">
      <style:text-properties fo:color="#000000" style:font-name="Open Sans" fo:font-size="14pt" officeooo:rsid="008e8be5" officeooo:paragraph-rsid="008ca083" style:font-size-asian="14pt" style:font-size-complex="14pt"/>
    </style:style>
    <style:style style:name="P53" style:family="paragraph" style:parent-style-name="Heading_20_1">
      <style:text-properties fo:color="#000000" style:font-name="Open Sans" fo:font-size="14pt" officeooo:rsid="008399b3" officeooo:paragraph-rsid="00627dc9" style:font-size-asian="14pt" style:font-size-complex="14pt"/>
    </style:style>
    <style:style style:name="P54" style:family="paragraph" style:parent-style-name="Heading_20_1">
      <style:text-properties fo:color="#000000" style:font-name="Open Sans" fo:font-size="14pt" fo:font-weight="bold" officeooo:rsid="008472d6" officeooo:paragraph-rsid="008472d6" style:font-size-asian="14pt" style:font-weight-asian="bold" style:font-size-complex="14pt" style:font-weight-complex="bold"/>
    </style:style>
    <style:style style:name="P55" style:family="paragraph" style:parent-style-name="Heading_20_1">
      <style:text-properties fo:color="#000000" style:font-name="Open Sans" fo:font-size="11pt" officeooo:rsid="001912f9" officeooo:paragraph-rsid="0092643c" style:font-size-asian="11pt" style:font-size-complex="11pt"/>
    </style:style>
    <style:style style:name="P56" style:family="paragraph" style:parent-style-name="Heading_20_1">
      <style:text-properties fo:color="#000000" style:font-name="Open Sans" fo:font-size="11pt" officeooo:rsid="008ca083" officeooo:paragraph-rsid="0092643c" style:font-size-asian="11pt" style:font-size-complex="11pt"/>
    </style:style>
    <style:style style:name="P57" style:family="paragraph" style:parent-style-name="Heading_20_1">
      <style:text-properties fo:color="#000000" style:font-name="Open Sans" fo:font-size="9.5pt" officeooo:rsid="001912f9" officeooo:paragraph-rsid="008472d6" style:font-size-asian="9.5pt"/>
    </style:style>
    <style:style style:name="P58" style:family="paragraph" style:parent-style-name="Heading_20_1">
      <style:text-properties officeooo:paragraph-rsid="008ca083"/>
    </style:style>
    <style:style style:name="P59" style:family="paragraph" style:parent-style-name="Heading_20_1">
      <style:paragraph-properties fo:break-before="page"/>
      <style:text-properties style:font-name="Open Sans" officeooo:rsid="0017a2cd"/>
    </style:style>
    <style:style style:name="P60" style:family="paragraph" style:parent-style-name="Heading_20_1">
      <style:paragraph-properties fo:break-before="page"/>
      <style:text-properties style:font-name="Open Sans" officeooo:rsid="001f5890"/>
    </style:style>
    <style:style style:name="P61" style:family="paragraph" style:parent-style-name="Heading_20_1">
      <style:paragraph-properties fo:break-before="page"/>
      <style:text-properties style:font-name="Open Sans" officeooo:rsid="001912f9" officeooo:paragraph-rsid="004d9477"/>
    </style:style>
    <style:style style:name="T1" style:family="text">
      <style:text-properties officeooo:rsid="008399b3"/>
    </style:style>
    <style:style style:name="T2" style:family="text">
      <style:text-properties officeooo:rsid="00992042"/>
    </style:style>
    <style:style style:name="T3" style:family="text">
      <style:text-properties officeooo:rsid="006ed71c"/>
    </style:style>
    <style:style style:name="T4" style:family="text">
      <style:text-properties officeooo:rsid="0059f8ac"/>
    </style:style>
    <style:style style:name="T5" style:family="text">
      <style:text-properties officeooo:rsid="002734c7"/>
    </style:style>
    <style:style style:name="T6" style:family="text">
      <style:text-properties officeooo:rsid="001c08cb"/>
    </style:style>
    <style:style style:name="T7" style:family="text">
      <style:text-properties officeooo:rsid="0020d931"/>
    </style:style>
    <style:style style:name="T8" style:family="text">
      <style:text-properties officeooo:rsid="0025f14a"/>
    </style:style>
    <style:style style:name="T9" style:family="text">
      <style:text-properties fo:font-size="14pt" officeooo:rsid="003f7bce" style:font-size-asian="14pt" style:font-size-complex="14pt"/>
    </style:style>
    <style:style style:name="T10" style:family="text">
      <style:text-properties fo:font-size="14pt" officeooo:rsid="005c2813" style:font-size-asian="14pt" style:font-size-complex="14pt"/>
    </style:style>
    <style:style style:name="T11" style:family="text">
      <style:text-properties fo:font-size="14pt" officeooo:rsid="008472d6" style:font-size-asian="14pt" style:font-size-complex="14pt"/>
    </style:style>
    <style:style style:name="T12" style:family="text">
      <style:text-properties fo:font-size="14pt" officeooo:rsid="00861013" style:font-size-asian="14pt" style:font-size-complex="14pt"/>
    </style:style>
    <style:style style:name="T13" style:family="text">
      <style:text-properties fo:font-size="14pt" officeooo:rsid="008ca083" style:font-size-asian="14pt" style:font-size-complex="14pt"/>
    </style:style>
    <style:style style:name="T14" style:family="text">
      <style:text-properties fo:font-size="14pt" officeooo:rsid="008e8be5" style:font-size-asian="14pt" style:font-size-complex="14pt"/>
    </style:style>
    <style:style style:name="T15" style:family="text">
      <style:text-properties fo:font-size="14pt" fo:font-weight="bold" officeooo:rsid="005c2813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8472d6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8399b3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8acf5b" style:font-size-asian="14pt" style:font-weight-asian="bold" style:font-size-complex="14pt" style:font-weight-complex="bold"/>
    </style:style>
    <style:style style:name="T19" style:family="text">
      <style:text-properties officeooo:rsid="005a59cc"/>
    </style:style>
    <style:style style:name="T20" style:family="text">
      <style:text-properties officeooo:rsid="005db208"/>
    </style:style>
    <style:style style:name="T21" style:family="text">
      <style:text-properties officeooo:rsid="0088e5e9"/>
    </style:style>
    <style:style style:name="T22" style:family="text">
      <style:text-properties officeooo:rsid="00898086"/>
    </style:style>
    <style:style style:name="T23" style:family="text">
      <style:text-properties officeooo:rsid="008acf5b"/>
    </style:style>
    <style:style style:name="T24" style:family="text">
      <style:text-properties fo:color="#000000" style:font-name="Open Sans"/>
    </style:style>
    <style:style style:name="T25" style:family="text">
      <style:text-properties fo:color="#000000" style:font-name="Open Sans" fo:font-size="14pt" officeooo:rsid="005c2813" style:font-size-asian="14pt" style:font-size-complex="14pt"/>
    </style:style>
    <style:style style:name="T26" style:family="text">
      <style:text-properties fo:color="#000000" style:font-name="Open Sans" fo:font-size="14pt" officeooo:rsid="008ca083" style:font-size-asian="14pt" style:font-size-complex="14pt"/>
    </style:style>
    <style:style style:name="T27" style:family="text">
      <style:text-properties fo:color="#000000" style:font-name="Open Sans" fo:font-size="14pt" officeooo:rsid="008472d6" style:font-size-asian="14pt" style:font-size-complex="14pt"/>
    </style:style>
    <style:style style:name="T28" style:family="text">
      <style:text-properties fo:color="#000000" style:font-name="Open Sans" fo:font-size="14pt" officeooo:rsid="003f7bce" style:font-size-asian="14pt" style:font-size-complex="14pt"/>
    </style:style>
    <style:style style:name="T29" style:family="text">
      <style:text-properties fo:color="#000000" style:font-name="Open Sans" fo:font-size="14pt" officeooo:rsid="00861013" style:font-size-asian="14pt" style:font-size-complex="14pt"/>
    </style:style>
    <style:style style:name="T30" style:family="text">
      <style:text-properties fo:color="#000000" style:font-name="Open Sans" officeooo:rsid="008ca083"/>
    </style:style>
    <style:style style:name="T31" style:family="text">
      <style:text-properties officeooo:rsid="0095af55"/>
    </style:style>
    <style:style style:name="T32" style:family="text">
      <style:text-properties officeooo:rsid="0095efd4"/>
    </style:style>
    <style:style style:name="T33" style:family="text">
      <style:text-properties officeooo:rsid="0097d6ec"/>
    </style:style>
    <style:style style:name="T34" style:family="text">
      <style:text-properties officeooo:rsid="009a78c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16"><text:span text:style-name="T3">WykazZmian</text:span></text:p>
      <text:p text:style-name="P17"/>
      <text:p text:style-name="P21">Wykaz zmian działek i użytków z plików opisowych SWDE</text:p>
      <text:p text:style-name="P18">Wersja 1.<text:span text:style-name="T2">6</text:span></text:p>
      <text:p text:style-name="P23">Data publikacji: <text:span text:style-name="T2">1 grudnia 2015</text:span></text:p>
      <text:p text:style-name="P17"/>
      <text:p text:style-name="P20">Podręcznik użytkownika</text:p>
      <text:p text:style-name="P17"/>
      <text:p text:style-name="P17">OPGK Olsztyn Sp. z o.o., ul. 1 Maja 13, 10-117 Olsztyn</text:p>
      <text:p text:style-name="P19"/>
      <text:p text:style-name="P24"/>
      <text:p text:style-name="P24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47">Spis treści</text:p>
          </text:index-title>
          <text:p text:style-name="P48"><text:a xlink:type="simple" xlink:href="#__RefHeading__13358_148469637" text:style-name="Index_20_Link" text:visited-style-name="Index_20_Link">Wstęp<text:tab/>3</text:a></text:p>
          <text:p text:style-name="P48"><text:a xlink:type="simple" xlink:href="#__RefHeading__243_1321818359" text:style-name="Index_20_Link" text:visited-style-name="Index_20_Link">Instalacja<text:tab/>4</text:a></text:p>
          <text:p text:style-name="P48"><text:a xlink:type="simple" xlink:href="#__RefHeading__468_1731639095" text:style-name="Index_20_Link" text:visited-style-name="Index_20_Link">Konfiguracja<text:tab/>4</text:a></text:p>
          <text:p text:style-name="P48"><text:a xlink:type="simple" xlink:href="#__RefHeading__279_1769275092" text:style-name="Index_20_Link" text:visited-style-name="Index_20_Link">Wykaz zmian działek<text:tab/>6</text:a></text:p>
          <text:p text:style-name="P48"><text:a xlink:type="simple" xlink:href="#__RefHeading___Toc451_646430523" text:style-name="Index_20_Link" text:visited-style-name="Index_20_Link">Wykaz zmian działek dodanych i usuniętych<text:tab/>6</text:a></text:p>
          <text:p text:style-name="P48"><text:a xlink:type="simple" xlink:href="#__RefHeading___Toc523_399167615" text:style-name="Index_20_Link" text:visited-style-name="Index_20_Link">Wykaz zmian dla jednostki rejestrowej<text:tab/>6</text:a></text:p>
          <text:p text:style-name="P48"><text:a xlink:type="simple" xlink:href="#__RefHeading___Toc481_1458530047" text:style-name="Index_20_Link" text:visited-style-name="Index_20_Link">Wykaz rozbieżności użytków<text:tab/>6</text:a></text:p>
          <text:p text:style-name="P48"><text:a xlink:type="simple" xlink:href="#__RefHeading___Toc478_1458530047" text:style-name="Index_20_Link" text:visited-style-name="Index_20_Link">Szablon wykazu<text:tab/>6</text:a></text:p>
          <text:p text:style-name="P48"><text:a xlink:type="simple" xlink:href="#__RefHeading__696_732489043" text:style-name="Index_20_Link" text:visited-style-name="Index_20_Link">Repozytorium KERG<text:tab/>7</text:a></text:p>
        </text:index-body>
      </text:table-of-content>
      <text:p text:style-name="P24"/>
      <text:h text:style-name="P59" text:outline-level="1"><text:bookmark-start text:name="__RefHeading__13358_148469637"/>Wstęp<text:bookmark-end text:name="__RefHeading__13358_148469637"/></text:h>
      <text:p text:style-name="P12"/>
      <text:p text:style-name="P13"><text:span text:style-name="T5">Aplikacja</text:span> <text:span text:style-name="T4">WykazZmian</text:span> służy do <text:span text:style-name="T4">wygenerowania wykazu zmian danych ewidencyjnych dotyczących działek i użytków z plików SWDE (danych opisowych dotychczasowych i nowych)</text:span>.</text:p>
      <text:p text:style-name="P12"/>
      <text:p text:style-name="P12">W skład pakietu wchodz<text:span text:style-name="T8">ą</text:span> plik<text:span text:style-name="T8">i</text:span>:</text:p>
      <text:p text:style-name="P12"><text:s/><text:span text:style-name="T20">Katalog bin:</text:span></text:p>
      <text:p text:style-name="P12">* <text:span text:style-name="T4">WykazZmian</text:span>.exe – <text:span text:style-name="T4">plik wykonywalny </text:span>program<text:span text:style-name="T4">u</text:span>,</text:p>
      <text:p text:style-name="P14">* <text:span text:style-name="T34">WykazZmian</text:span>.exe.config – plik konfiguracyjny <text:span text:style-name="T6">programu</text:span>,</text:p>
      <text:p text:style-name="P14">* <text:span text:style-name="T22">WykazZmian.Domena.dll,</text:span></text:p>
      <text:p text:style-name="P14">* <text:span text:style-name="T22">WykazZmian.Raporty.dll,</text:span></text:p>
      <text:p text:style-name="P15">* Pragmatic.Kontrakty.dll – biblioteka,</text:p>
      <text:p text:style-name="P15">* <text:span text:style-name="T21">Pragmatic.DocX.dll – biblioteka,</text:span></text:p>
      <text:p text:style-name="P15">* <text:span text:style-name="T34">KERG.txt – konfiguracja numeru KERG dla obrębu,</text:span></text:p>
      <text:p text:style-name="P15">* <text:span text:style-name="T34">uzytkiG5.csv – konfiguracja mapowania oznaczenia,</text:span></text:p>
      <text:p text:style-name="P15">* <text:span text:style-name="T34">Czytaj to.txt – opis zmian,</text:span></text:p>
      <text:p text:style-name="P12">* Podręcznik u<text:span text:style-name="T7">ż</text:span>ytkownika.pdf – podręcznik użytkownika.</text:p>
      <text:h text:style-name="P60" text:outline-level="1"><text:bookmark-start text:name="__RefHeading__243_1321818359"/>Instalacja<text:bookmark-end text:name="__RefHeading__243_1321818359"/></text:h>
      <text:p text:style-name="P7"/>
      <text:p text:style-name="P9">Wymagania</text:p>
      <text:p text:style-name="P8"/>
      <text:p text:style-name="P8">System Operacyjny</text:p>
      <text:p text:style-name="P8">* Microsoft Windows XP</text:p>
      <text:p text:style-name="P8">* Microsoft Windows Vista</text:p>
      <text:p text:style-name="P8">* Microsoft Windows 7</text:p>
      <text:p text:style-name="P8">Microsoft .NET Framework <text:span text:style-name="T19">4</text:span></text:p>
      <text:p text:style-name="P8"/>
      <text:p text:style-name="P9">Instalacja</text:p>
      <text:p text:style-name="P10"/>
      <text:p text:style-name="P11">Program nie wymaga instalacji.</text:p>
      <text:p text:style-name="P11"/>
      <text:h text:style-name="P51" text:outline-level="1"><text:bookmark-start text:name="__RefHeading__468_1731639095"/>Konfiguracja<text:bookmark-end text:name="__RefHeading__468_1731639095"/></text:h>
      <text:p text:style-name="P40"/>
      <text:p text:style-name="P40">W pliku egib.<text:span text:style-name="T1">WykazZmian</text:span>.exe.config możemy określić parametry wykazu zmian:</text:p>
      <text:p text:style-name="P40">* <text:span text:style-name="T23">S</text:span>porzadzil – kto i kiedy sporządził wykaz zmian</text:p>
      <text:p text:style-name="P40">* <text:span text:style-name="T23">WykazUsuniete</text:span> – <text:span text:style-name="T1">wykaż w raporcie usunięte działki</text:span></text:p>
      <text:p text:style-name="P40">* <text:span text:style-name="T23">WykazDodane – wykaż w raporcie dodane działki</text:span></text:p>
      <text:p text:style-name="P40"/>
      <text:p text:style-name="P41">Tabela nazw zmiennych wykorzystywanych w szablonach: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1">[SPORZADZIL]</text:p>
          </table:table-cell>
          <table:table-cell table:style-name="Tabela3.B1" office:value-type="string">
            <text:p text:style-name="P41"><text:span text:style-name="T31">Z</text:span>mienna <text:span text:style-name="T31">z</text:span> pliku konfiguracyjn<text:span text:style-name="T31">ego </text:span>programu</text:p>
          </table:table-cell>
        </table:table-row>
        <table:table-row>
          <table:table-cell table:style-name="Tabela3.A2" office:value-type="string">
            <text:p text:style-name="P41">[KERG]</text:p>
          </table:table-cell>
          <table:table-cell table:style-name="Tabela3.B2" office:value-type="string">
            <text:p text:style-name="P41"><text:span text:style-name="T31">N</text:span>umer KERG obrębu</text:p>
          </table:table-cell>
        </table:table-row>
        <table:table-row>
          <table:table-cell table:style-name="Tabela3.A2" office:value-type="string">
            <text:p text:style-name="P41">[JEW_TERYT]</text:p>
          </table:table-cell>
          <table:table-cell table:style-name="Tabela3.B2" office:value-type="string">
            <text:p text:style-name="P41"><text:span text:style-name="T31">Numer t</text:span>eryt jednostki ewidencyjnej</text:p>
          </table:table-cell>
        </table:table-row>
        <table:table-row>
          <table:table-cell table:style-name="Tabela3.A2" office:value-type="string">
            <text:p text:style-name="P41">[JEW_NAZWA]</text:p>
          </table:table-cell>
          <table:table-cell table:style-name="Tabela3.B2" office:value-type="string">
            <text:p text:style-name="P41"><text:span text:style-name="T31">N</text:span>azwa jednostki ewidencyjnej</text:p>
          </table:table-cell>
        </table:table-row>
        <table:table-row>
          <table:table-cell table:style-name="Tabela3.A2" office:value-type="string">
            <text:p text:style-name="P41">[OBR_TERYT]</text:p>
          </table:table-cell>
          <table:table-cell table:style-name="Tabela3.B2" office:value-type="string">
            <text:p text:style-name="P41"><text:span text:style-name="T31">Numer t</text:span>eryt obrębu ewidencyjnego</text:p>
          </table:table-cell>
        </table:table-row>
        <table:table-row>
          <table:table-cell table:style-name="Tabela3.A2" office:value-type="string">
            <text:p text:style-name="P41">[OBR_NAZWA]</text:p>
          </table:table-cell>
          <table:table-cell table:style-name="Tabela3.B2" office:value-type="string">
            <text:p text:style-name="P41"><text:span text:style-name="T31">N</text:span>azwa obrębu ewidencyjnego</text:p>
          </table:table-cell>
        </table:table-row>
        <table:table-row>
          <table:table-cell table:style-name="Tabela3.A2" office:value-type="string">
            <text:p text:style-name="P41">[LP]</text:p>
          </table:table-cell>
          <table:table-cell table:style-name="Tabela3.B2" office:value-type="string">
            <text:p text:style-name="P41"><text:span text:style-name="T31">N</text:span>umer porządkowy w wykazie (scalanie kolumny)</text:p>
          </table:table-cell>
        </table:table-row>
        <table:table-row>
          <table:table-cell table:style-name="Tabela3.A2" office:value-type="string">
            <text:p text:style-name="P42">[JRG]</text:p>
          </table:table-cell>
          <table:table-cell table:style-name="Tabela3.B2" office:value-type="string">
            <text:p text:style-name="P42">Numer jednostki rejestrowej <text:span text:style-name="T32">(nowa zmienna)</text:span></text:p>
          </table:table-cell>
        </table:table-row>
        <text:soft-page-break/>
        <table:table-row>
          <table:table-cell table:style-name="Tabela3.A2" office:value-type="string">
            <text:p text:style-name="P42">[KW]</text:p>
          </table:table-cell>
          <table:table-cell table:style-name="Tabela3.B2" office:value-type="string">
            <text:p text:style-name="P42">Numer KW <text:span text:style-name="T32">(nowa zmienna)</text:span></text:p>
          </table:table-cell>
        </table:table-row>
        <table:table-row>
          <table:table-cell table:style-name="Tabela3.A2" office:value-type="string">
            <text:p text:style-name="P41">[NR]</text:p>
          </table:table-cell>
          <table:table-cell table:style-name="Tabela3.B2" office:value-type="string">
            <text:p text:style-name="P41"><text:span text:style-name="T31">N</text:span>umer działki <text:span text:style-name="T33">(zawiera numer arkusza)</text:span></text:p>
          </table:table-cell>
        </table:table-row>
        <table:table-row>
          <table:table-cell table:style-name="Tabela3.A2" office:value-type="string">
            <text:p text:style-name="P41">[ID]</text:p>
          </table:table-cell>
          <table:table-cell table:style-name="Tabela3.B2" office:value-type="string">
            <text:p text:style-name="P41"><text:span text:style-name="T31">I</text:span>dentyfikator działki</text:p>
          </table:table-cell>
        </table:table-row>
        <table:table-row>
          <table:table-cell table:style-name="Tabela3.A2" office:value-type="string">
            <text:p text:style-name="P41">[POW]</text:p>
          </table:table-cell>
          <table:table-cell table:style-name="Tabela3.B2" office:value-type="string">
            <text:p text:style-name="P41"><text:span text:style-name="T31">D</text:span>otychczasowa powierzchnia działki w hektarach</text:p>
          </table:table-cell>
        </table:table-row>
        <table:table-row>
          <table:table-cell table:style-name="Tabela3.A2" office:value-type="string">
            <text:p text:style-name="P41">[OFU]</text:p>
          </table:table-cell>
          <table:table-cell table:style-name="Tabela3.B2" office:value-type="string">
            <text:p text:style-name="P41"><text:span text:style-name="T31">D</text:span>otychczasowe <text:span text:style-name="T31">OFU</text:span></text:p>
          </table:table-cell>
        </table:table-row>
        <table:table-row>
          <table:table-cell table:style-name="Tabela3.A2" office:value-type="string">
            <text:p text:style-name="P41">[OZU]</text:p>
          </table:table-cell>
          <table:table-cell table:style-name="Tabela3.B2" office:value-type="string">
            <text:p text:style-name="P41"><text:span text:style-name="T31">D</text:span>otychczasowe <text:span text:style-name="T31">OZU</text:span></text:p>
          </table:table-cell>
        </table:table-row>
        <table:table-row>
          <table:table-cell table:style-name="Tabela3.A2" office:value-type="string">
            <text:p text:style-name="P41">[OZK]</text:p>
          </table:table-cell>
          <table:table-cell table:style-name="Tabela3.B2" office:value-type="string">
            <text:p text:style-name="P41"><text:span text:style-name="T31">D</text:span>otychczasowe <text:span text:style-name="T31">OZK</text:span></text:p>
          </table:table-cell>
        </table:table-row>
        <table:table-row>
          <table:table-cell table:style-name="Tabela3.A2" office:value-type="string">
            <text:p text:style-name="P41">[UZ]</text:p>
          </table:table-cell>
          <table:table-cell table:style-name="Tabela3.B2" office:value-type="string">
            <text:p text:style-name="P41"><text:span text:style-name="T31">D</text:span>otychczasowa powierzchnia użytku w hektarach</text:p>
          </table:table-cell>
        </table:table-row>
        <table:table-row>
          <table:table-cell table:style-name="Tabela3.A2" office:value-type="string">
            <text:p text:style-name="P41">[NRn]</text:p>
          </table:table-cell>
          <table:table-cell table:style-name="Tabela3.B2" office:value-type="string">
            <text:p text:style-name="P41"><text:span text:style-name="T31">N</text:span>umer działki <text:span text:style-name="T33">(zawiera numer arkusza)</text:span></text:p>
          </table:table-cell>
        </table:table-row>
        <table:table-row>
          <table:table-cell table:style-name="Tabela3.A2" office:value-type="string">
            <text:p text:style-name="P41">[IDn]</text:p>
          </table:table-cell>
          <table:table-cell table:style-name="Tabela3.B2" office:value-type="string">
            <text:p text:style-name="P41"><text:span text:style-name="T31">I</text:span>dentyfikator działki</text:p>
          </table:table-cell>
        </table:table-row>
        <table:table-row>
          <table:table-cell table:style-name="Tabela3.A2" office:value-type="string">
            <text:p text:style-name="P41">[OFUn]</text:p>
          </table:table-cell>
          <table:table-cell table:style-name="Tabela3.B2" office:value-type="string">
            <text:p text:style-name="P41"><text:span text:style-name="T31">N</text:span>owe <text:span text:style-name="T31">OFU</text:span></text:p>
          </table:table-cell>
        </table:table-row>
        <table:table-row>
          <table:table-cell table:style-name="Tabela3.A2" office:value-type="string">
            <text:p text:style-name="P41">[OZUn]</text:p>
          </table:table-cell>
          <table:table-cell table:style-name="Tabela3.B2" office:value-type="string">
            <text:p text:style-name="P41"><text:span text:style-name="T31">N</text:span>owe <text:span text:style-name="T31">OZU</text:span></text:p>
          </table:table-cell>
        </table:table-row>
        <table:table-row>
          <table:table-cell table:style-name="Tabela3.A2" office:value-type="string">
            <text:p text:style-name="P41">[OZKn]</text:p>
          </table:table-cell>
          <table:table-cell table:style-name="Tabela3.B2" office:value-type="string">
            <text:p text:style-name="P41"><text:span text:style-name="T31">N</text:span>owe <text:span text:style-name="T31">OZK</text:span></text:p>
          </table:table-cell>
        </table:table-row>
        <table:table-row>
          <table:table-cell table:style-name="Tabela3.A2" office:value-type="string">
            <text:p text:style-name="P41">[UZn]</text:p>
          </table:table-cell>
          <table:table-cell table:style-name="Tabela3.B2" office:value-type="string">
            <text:p text:style-name="P41"><text:span text:style-name="T31">N</text:span>owa powierzchnia użytku w hektarach</text:p>
          </table:table-cell>
        </table:table-row>
        <table:table-row>
          <table:table-cell table:style-name="Tabela3.A2" office:value-type="string">
            <text:p text:style-name="P41">[UZr]</text:p>
          </table:table-cell>
          <table:table-cell table:style-name="Tabela3.B2" office:value-type="string">
            <text:p text:style-name="P41"><text:span text:style-name="T31">R</text:span>óżnica powierzchni dotychczasowej i nowej w hektarach</text:p>
          </table:table-cell>
        </table:table-row>
        <table:table-row>
          <table:table-cell table:style-name="Tabela3.A2" office:value-type="string">
            <text:p text:style-name="P41">[WL]</text:p>
          </table:table-cell>
          <table:table-cell table:style-name="Tabela3.B2" office:value-type="string">
            <text:p text:style-name="P41"><text:span text:style-name="T31">W</text:span>łaściciele i władający (scalanie kolumny)</text:p>
          </table:table-cell>
        </table:table-row>
        <table:table-row>
          <table:table-cell table:style-name="Tabela3.A2" office:value-type="string">
            <text:p text:style-name="P41">[UWAGA]</text:p>
          </table:table-cell>
          <table:table-cell table:style-name="Tabela3.B2" office:value-type="string">
            <text:p text:style-name="P41"><text:span text:style-name="T31">U</text:span>wagi (scalanie kolumny)</text:p>
          </table:table-cell>
        </table:table-row>
      </table:table>
      <text:p text:style-name="P41"/>
      <text:h text:style-name="P61" text:outline-level="1"><text:bookmark-start text:name="__RefHeading__279_1769275092"/><text:span text:style-name="T10">Wykaz zmian </text:span><text:span text:style-name="T9">dział</text:span><text:span text:style-name="T12">e</text:span><text:span text:style-name="T11">k</text:span><text:bookmark-end text:name="__RefHeading__279_1769275092"/></text:h>
      <text:p text:style-name="P22"/>
      <text:p text:style-name="P38">Dane wejściowe</text:p>
      <text:p text:style-name="P31"/>
      <text:p text:style-name="P32">Stary plik SWDE</text:p>
      <text:p text:style-name="P32">Nowy plik SWDE</text:p>
      <text:p text:style-name="P32">Filtr działek (pliki tekstowe)</text:p>
      <text:p text:style-name="P27">Szablon wykazu (format docx).</text:p>
      <text:p text:style-name="P35"/>
      <text:p text:style-name="P37">Dane wyjściowe</text:p>
      <text:p text:style-name="P28"/>
      <text:p text:style-name="P30">Wykazy dla każdego obrębu w oddzielnym pliku w formacie docx.</text:p>
      <text:h text:style-name="P52" text:outline-level="1"/>
      <text:h text:style-name="P58" text:outline-level="1"><text:bookmark-start text:name="__RefHeading___Toc451_646430523"/><text:span text:style-name="T25">Wykaz zmian </text:span><text:span text:style-name="T28">dział</text:span><text:span text:style-name="T29">e</text:span><text:span text:style-name="T27">k </text:span><text:span text:style-name="T26">dodanych i usuniętych</text:span><text:bookmark-end text:name="__RefHeading___Toc451_646430523"/></text:h>
      <text:p text:style-name="P29"/>
      <text:p text:style-name="P33">Konfigurowalne w pliku *.config.</text:p>
      <text:p text:style-name="P29"/>
      <text:h text:style-name="P55" text:outline-level="1"><text:bookmark-start text:name="__RefHeading___Toc523_399167615"/><text:span text:style-name="T10">Wykaz zmian </text:span><text:span text:style-name="T14">dla</text:span><text:span text:style-name="T13"> jednostk</text:span><text:span text:style-name="T14">i</text:span><text:span text:style-name="T13"> rejestrow</text:span><text:span text:style-name="T14">ej</text:span><text:bookmark-end text:name="__RefHeading___Toc523_399167615"/></text:h>
      <text:h text:style-name="P56" text:outline-level="1"/>
      <text:p text:style-name="P44">Jednostki w jednej tabeli, ale posortowane.</text:p>
      <text:p text:style-name="P46"><text:span text:style-name="T30">K</text:span><text:span text:style-name="T24">olejna jednostka rejestrowa na nowej stronie. </text:span></text:p>
      <text:p text:style-name="P44">Jednostki rejestrowe w osobnym pliku.</text:p>
      <text:p text:style-name="P45"/>
      <text:h text:style-name="P57" text:outline-level="1"><text:bookmark-start text:name="__RefHeading___Toc481_1458530047"/><text:span text:style-name="T15">Wykaz </text:span><text:span text:style-name="T16">rozbieżności</text:span><text:span text:style-name="T17"> u</text:span><text:span text:style-name="T18">ż</text:span><text:span text:style-name="T17">ytków</text:span><text:bookmark-end text:name="__RefHeading___Toc481_1458530047"/></text:h>
      <text:p text:style-name="P36"/>
      <text:p text:style-name="P34">Szablon wykazu rozbieżności.</text:p>
      <text:p text:style-name="P36"/>
      <text:h text:style-name="P54" text:outline-level="1"><text:bookmark-start text:name="__RefHeading___Toc478_1458530047"/>Szablon wykazu<text:bookmark-end text:name="__RefHeading___Toc478_1458530047"/></text:h>
      <text:p text:style-name="P43"/>
      <text:p text:style-name="P34">Plik z szablonem wykazu.</text:p>
      <text:p text:style-name="P39"/>
      <text:h text:style-name="P53" text:outline-level="1"><text:bookmark-start text:name="__RefHeading__696_732489043"/><text:soft-page-break/>Repozytorium <text:s/>KERG<text:bookmark-end text:name="__RefHeading__696_732489043"/></text:h>
      <text:p text:style-name="P25"/>
      <text:p text:style-name="P26">Lista numerów KERG dla obręb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498cm" style:rel-column-width="32760*"/>
    </style:style>
    <style:style style:name="Tabela2.B" style:family="table-column">
      <style:table-column-properties style:column-width="8.502cm" style:rel-column-width="3277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MP1" style:family="paragraph" style:parent-style-name="Table_20_Contents">
      <style:text-properties style:font-name="Open Sans" fo:font-size="9pt" officeooo:rsid="0025cb61" officeooo:paragraph-rsid="0025cb61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Open Sans" fo:font-size="9pt" officeooo:rsid="00172c50" officeooo:paragraph-rsid="0025cb61" style:font-size-asian="9pt" style:font-size-complex="9pt"/>
    </style:style>
    <style:style style:name="MP3" style:family="paragraph" style:parent-style-name="Footer">
      <style:text-properties fo:font-size="9pt" officeooo:rsid="0020bb11" officeooo:paragraph-rsid="001f5890" style:font-size-asian="9pt" style:font-size-complex="9pt"/>
    </style:style>
    <style:style style:name="MP4" style:family="paragraph" style:parent-style-name="Standard">
      <style:text-properties style:font-name="Open Sans" fo:font-size="8pt" officeooo:rsid="00172c50" officeooo:paragraph-rsid="001f5890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Footer">
      <style:text-properties officeooo:rsid="00172c50" officeooo:paragraph-rsid="00172c50"/>
    </style:style>
    <style:style style:name="MT1" style:family="text">
      <style:text-properties officeooo:rsid="008399b3"/>
    </style:style>
    <style:style style:name="MT2" style:family="text">
      <style:text-properties officeooo:rsid="009920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Podręcznik użytkownika</text:p>
            </table:table-cell>
            <table:table-cell table:style-name="Tabela2.A1" office:value-type="string">
              <text:p text:style-name="MP2">Olsztyn, 201<text:span text:style-name="MT1">5</text:span>-<text:span text:style-name="MT2">12</text:span>-<text:span text:style-name="MT2">01</text:span></text:p>
            </table:table-cell>
          </table:table-row>
        </table:table>
        <text:p text:style-name="MP3"/>
      </style:header>
      <style:foot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Copyright @ 201<text:span text:style-name="MT1">5</text:span> OPGK Olsztyn, Wszelkie prawa zastrzeżone</text:p>
            </table:table-cell>
            <table:table-cell table:style-name="Tabela1.A1" office:value-type="string">
              <text:p text:style-name="MP5"><text:page-number text:select-page="current">7</text:page-number>/<text:page-count>7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14:13:50.680000000</meta:creation-date>
    <dc:date>2015-12-01T11:52:00.582000000</dc:date>
    <meta:editing-duration>PT6H49M32S</meta:editing-duration>
    <meta:editing-cycles>115</meta:editing-cycles>
    <meta:generator>LibreOffice/5.0.3.2$Windows_x86 LibreOffice_project/e5f16313668ac592c1bfb310f4390624e3dbfb75</meta:generator>
    <dc:subject>Wykaz zmian działek i użytków z plików opisowych SWDE</dc:subject>
    <dc:title>Podręcznik użytkownika</dc:title>
    <meta:document-statistic meta:table-count="3" meta:image-count="0" meta:object-count="0" meta:page-count="7" meta:paragraph-count="119" meta:word-count="411" meta:character-count="3020" meta:non-whitespace-character-count="2714"/>
  </office:meta>
</office:document-meta>
</file>